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166255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P7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3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60"><draw:custom-shape text:anchor-type="paragraph" draw:z-index="0" draw:name="Shape1" draw:style-name="gr3" draw:text-style-name="P7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65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draw:custom-shape text:anchor-type="paragraph" draw:z-index="1" draw:name="Shape2" draw:style-name="gr2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draw:custom-shape text:anchor-type="paragraph" draw:z-index="2" draw:name="Shape2_0" draw:style-name="gr1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66">လက်မှတ်</text:p>
            <text:p text:style-name="P67">အမည် <text:s text:c="2"/><text:span text:style-name="T18"><text:user-field-get text:name="py3o.o.company_id.hr_head_id.name">hr_head</text:user-field-get></text:span></text:p>
            <text:p text:style-name="P68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7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7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6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949865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949865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9498656">
          <table:table-cell table:style-name="Table6.A2" office:value-type="string"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3"/>
      <text:p text:style-name="P63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7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9"><text:span text:style-name="T3"/></text:p>
      <text:p text:style-name="P7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52:27.765000000</dc:date>
    <meta:editing-duration>P1DT15H21M50S</meta:editing-duration>
    <meta:editing-cycles>899</meta:editing-cycles>
    <meta:document-statistic meta:table-count="10" meta:image-count="0" meta:object-count="0" meta:page-count="4" meta:paragraph-count="140" meta:word-count="475" meta:character-count="3036" meta:non-whitespace-character-count="2668"/>
  </office:meta>
</office:document-meta>
</file>